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Sandro Räss</text:p>
            <text:p text:style-name="P10"/>
            <text:p text:style-name="P10">Automechaniker</text:p>
            <text:p text:style-name="Contact_20_info">079 428 56 16 – <text:span text:style-name="T15">zura@me.com – </text:span><text:span text:style-name="T16">www.meine-webseite.ch – </text:span><text:span text:style-name="T19">27.04.1922 – </text:span><text:span text:style-name="T20">4000 Basel - </text:span><text:span text:style-name="T19"><text:s/>Schweiz - ledig</text:span></text:p>
            <text:p text:style-name="Contact_20_info"/>
            <text:p text:style-name="P7">Profi im Kurz sei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9e3382f-8623-4211-9538-2918bf16643e">
              <text:p text:style-name="P8">
    <text:span text:style-name="T9">Abteilugn – </text:span>
    <text:span text:style-name="T13">Novartis</text:span>
    <text:span text:style-name="T9">:</text:span>
    <text:span text:style-name="T11"> </text:span>
    <text:span text:style-name="T14">April 2010</text:span>
    <text:span text:style-name="T5"> -</text:span>
    <text:span text:style-name="T4"> </text:span>
    <text:span text:style-name="T6">Mai 2013</text:span>
  </text:p>
              <text:p text:style-name="P3">Leitung<text:line-break/>Management<text:line-break/>Typing</text:p>
              <text:p text:style-name="P3"/>
            </text:section>
            <text:section text:style-name="Sect1" text:name="d25fb763-7f4a-4418-b0a0-9cc43a2f6037">
              <text:p text:style-name="P8">
    <text:span text:style-name="T9">teeeeer – </text:span>
    <text:span text:style-name="T13">bna</text:span>
    <text:span text:style-name="T9">:</text:span>
    <text:span text:style-name="T11"> </text:span>
    <text:span text:style-name="T14">April 2010</text:span>
    <text:span text:style-name="T5"> -</text:span>
    <text:span text:style-name="T4"> </text:span>
    <text:span text:style-name="T6">Mai 2013</text:span>
  </text:p>
              <text:p text:style-name="P3">zhn<text:line-break/>zürich<text:line-break/>basel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5c9a9aa-860b-4df0-a0f2-863a92ccf123">
              <text:p text:style-name="P6"><text:span text:style-name="T17">Computerkenntnisse: </text:span>Windows<text:line-break/>Linux<text:line-break/>Firefox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andro Räss, Hauptstrasse 5, 40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Automechaniker</text:h>
      <text:p text:style-name="P14"/>
      <text:p text:style-name="P11">Sehr geehrte Damen und Herren</text:p>
      <text:p text:style-name="P11"/>
      <text:p text:style-name="P11">Aus diesem Grund</text:p>
      <text:p text:style-name="P11"/>
      <text:p text:style-name="P11">Weil ich der beste bin</text:p>
      <text:p text:style-name="P11"/>
      <text:p text:style-name="P11">Weil wir zusammen passen</text:p>
      <text:p text:style-name="P11"/>
      <text:p text:style-name="P11">Freundliche Grüße</text:p>
      <text:p text:style-name="P11"/>
      <text:p text:style-name="P11">Sandro Rä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Sandro Räss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